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calibri" svg:font-family="calibri, arial"/>
  </office:font-face-decls>
  <office:automatic-styles>
    <style:style style:name="P1" style:family="paragraph" style:parent-style-name="Standard">
      <style:paragraph-properties fo:line-height="150%"/>
    </style:style>
    <style:style style:name="P2" style:family="paragraph" style:parent-style-name="Text_20_body">
      <style:paragraph-properties fo:margin-top="0in" fo:margin-bottom="0in" style:contextual-spacing="false" fo:line-height="150%"/>
    </style:style>
    <style:style style:name="P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officeooo:paragraph-rsid="001c60a5"/>
    </style:style>
    <style:style style:name="P4" style:family="paragraph" style:parent-style-name="Text_20_body">
      <style:paragraph-properties fo:margin-top="0in" fo:margin-bottom="0in" style:contextual-spacing="false" fo:line-height="150%" fo:text-align="justify" style:justify-single-word="false"/>
    </style:style>
    <style:style style:name="P5" style:family="paragraph" style:parent-style-name="Standard">
      <style:paragraph-properties fo:margin-left="0in" fo:margin-right="0in" fo:margin-top="0in" fo:margin-bottom="0.1965in" style:contextual-spacing="false" fo:line-height="150%" fo:text-align="justify" style:justify-single-word="false" fo:text-indent="0in" style:auto-text-indent="false"/>
      <style:text-properties style:font-name="Liberation Serif" fo:font-size="11pt" officeooo:rsid="001c60a5" officeooo:paragraph-rsid="001c60a5" style:font-size-asian="11pt" style:font-size-complex="11pt"/>
    </style:style>
    <style:style style:name="P6" style:family="paragraph" style:parent-style-name="Standard">
      <style:paragraph-properties fo:line-height="150%"/>
      <style:text-properties style:font-name="Liberation Serif" fo:font-size="11pt" style:font-size-asian="11pt" style:font-size-complex="11pt"/>
    </style:style>
    <style:style style:name="P7" style:family="paragraph" style:parent-style-name="Text_20_body">
      <style:paragraph-properties fo:margin-top="0in" fo:margin-bottom="0in" style:contextual-spacing="false" fo:line-height="150%"/>
      <style:text-properties style:font-name="Liberation Serif" fo:font-size="11pt" style:font-size-asian="11pt" style:font-size-complex="11pt"/>
    </style:style>
    <style:style style:name="P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font-size="11pt" style:font-size-asian="11pt" style:font-size-complex="11pt"/>
    </style:style>
    <style:style style:name="P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officeooo:paragraph-rsid="001e7eab"/>
    </style:style>
    <style:style style:name="T1" style:family="text">
      <style:text-properties fo:font-variant="normal" fo:text-transform="none" fo:color="#000000" loext:opacity="100%" style:font-name="Liberation Serif" fo:font-size="11pt" fo:font-style="normal" style:font-size-asian="11pt" style:font-size-complex="11pt"/>
    </style:style>
    <style:style style:name="T2" style:family="text">
      <style:text-properties fo:font-variant="normal" fo:text-transform="none" fo:color="#000000" loext:opacity="100%" style:font-name="Liberation Serif" fo:font-size="11pt" fo:font-style="normal" officeooo:rsid="001c60a5" style:font-size-asian="11pt" style:font-size-complex="11pt"/>
    </style:style>
    <style:style style:name="T3" style:family="text">
      <style:text-properties fo:font-size="11pt" style:font-size-asian="11pt" style:font-size-complex="11pt"/>
    </style:style>
    <style:style style:name="T4" style:family="text">
      <style:text-properties fo:font-size="11pt" officeooo:rsid="001ddf62" style:font-size-asian="11pt" style:font-size-complex="11pt"/>
    </style:style>
    <style:style style:name="T5" style:family="text">
      <style:text-properties style:font-name="Liberation Serif"/>
    </style:style>
    <style:style style:name="T6" style:family="text">
      <style:text-properties style:font-name="Liberation Serif" fo:font-size="11pt" style:font-size-asian="11pt" style:font-size-complex="11pt"/>
    </style:style>
    <style:style style:name="T7" style:family="text">
      <style:text-properties officeooo:rsid="001ddf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6">Audio distortions</text:span></text:span></text:p>
      <text:p text:style-name="P5">The issue was with clipping the sounds. We<text:span text:style-name="T7"> simulated sounds and adjusted the maximum value of the waveform before playing it to avoid distortions due to clipping.</text:span></text:p>
      <text:p text:style-name="P2"><text:span text:style-name="Strong_20_Emphasis"><text:span text:style-name="T6">The number of tones in a single sequence</text:span></text:span></text:p>
      <text:p text:style-name="P3"><text:span text:style-name="T6">I find the following paper informative in this context: </text:span><text:a xlink:type="simple" xlink:href="https://doi.org/10.1016/j.cub.2023.02.070" office:target-frame-name="_blank" xlink:show="new" text:style-name="Internet_20_link" text:visited-style-name="Visited_20_Internet_20_Link"><text:span text:style-name="T6">10.1016/j.cub.2023.02.070.</text:span></text:a><text:span text:style-name="T6"> The authors conducted a large-scale iterative signing paradigm, and in Experiment 3 they investigated the oral transmission of melody length. The experiment started with sequences ranging from 4 to 12 tones, but over time, the longer sequences almost disappeared. Participants showed a consistent preference for sequence of 6-7 tones. Based on this, I think it is reasonable to keep the sequence length constant across all trials, with 7 tones as the chosen parameter value. Although their study focused on music, and our pilot involves pure tones, I believe the findings are relevant to our work.</text:span></text:p>
      <text:p text:style-name="P7"/>
      <text:p text:style-name="P2"><text:span text:style-name="Strong_20_Emphasis"><text:span text:style-name="T6">Two recent studies you could potentially include in the power analysis</text:span></text:span></text:p>
      <text:p text:style-name="P4"><text:span text:style-name="T3">The deviations </text:span><text:span text:style-name="T4">are</text:span><text:span text:style-name="T3"> sampled from a distribution spanning δ ∈ [−300, 300] ms in 10 ms steps, plus four additional deviations (δ = ±5 ms, ±15 ms), for a total of 64 unique deviations. It would be best to generate all deviations before starting the experiment, and then randomly assign one delta per trial without replacement, i.e., using random.choice() with replace=False. This way, each block would include all 64 delays exactly once.</text:span></text:p>
      <text:p text:style-name="P4"><text:span text:style-name="T3"/></text:p>
      <text:p text:style-name="P9"><text:span text:style-name="T6">[</text:span><text:a xlink:type="simple" xlink:href="https://doi.org/10.1016/j.cognition.2023.105532" office:target-frame-name="_blank" xlink:show="new" text:style-name="Internet_20_link" text:visited-style-name="Visited_20_Internet_20_Link"><text:span text:style-name="T6">10.1016/j.cognition.2023.105532</text:span></text:a><text:span text:style-name="T6">]: The authors investigated sensitivity to micro-timing deviations in s</text:span><text:span text:style-name="T1">ynthesized drum rhythms modeled on Western pop/rock music styles. Participants were asked to judge the similarity of these excerpts with respect to timing accuracy, </text:span><text:span text:style-name="T2">for example,</text:span><text:span text:style-name="T1"> whether the beat occurred on time or not. The results showed that the minimum detectable deviation was was 30 ms. Their </text:span><text:span text:style-name="T2">ISI</text:span><text:span text:style-name="T1"> was 545 ms, corresponding to 110 bpm.</text:span></text:p>
      <text:p text:style-name="P7"/>
      <text:p text:style-name="P9"><text:span text:style-name="T6">[</text:span><text:a xlink:type="simple" xlink:href="https://doi.org/10.3758/s13414-022-02533-z" office:target-frame-name="_blank" xlink:show="new" text:style-name="Internet_20_link" text:visited-style-name="Visited_20_Internet_20_Link"><text:span text:style-name="T6">10.3758/s13414-022-02533-z</text:span></text:a><text:span text:style-name="T6">]: In this experiment, participants judged whether the final tone in a 3-tone sequence was deviant or not. This online study investigated the effect of local vs global predictions on subjective duration. I believe the "total observations" refers to the amount of trials across all participants, but I am unsure whether the reported effects are based on a sub-sample of these observations. In any case, their ISI was 350 ms, and they found that the minimum detectable deviance was around 30 ms for global deviants and 35 ms for local deviants.</text:span></text:p>
      <text:p text:style-name="P8"><text:span text:style-name="T5"/></text:p>
      <text:p text:style-name="P2"><text:span text:style-name="Strong_20_Emphasis"><text:span text:style-name="T6">Analysis</text:span></text:span></text:p>
      <text:p text:style-name="P7">If you have extra time, you can calculate sensitivity (d′) from your experiment’s output files. Start by identifying the number of hits, which are cases where a deviation was present and the key was pressed, and the number of false alarms, which are cases where no deviation was present but the key was still pressed. Next, compute the hit rate by dividing the number of hits by the total number of trials with a deviation, and <text:soft-page-break/>the false alarm rate by dividing the number of false alarms by the total number of trials without a deviation. Then, convert both rates into z-scores and subtract the z-score of the false alarm rate from the z-score of the hit rate. The result is d′, which represents sensitivity: higher values mean better ability to distinguish signal from noise. The actual data does not need to be meaningful at this stage, the purpose is simply to have the code prepared and ready for use with future datasets.</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calibri" svg:font-family="calibri, ari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2T10:41:43.954626178</meta:creation-date>
    <dc:date>2025-10-06T11:11:43.100535855</dc:date>
    <meta:editing-duration>PT9M37S</meta:editing-duration>
    <meta:editing-cycles>4</meta:editing-cycles>
    <meta:generator>LibreOffice/24.2.7.2$Linux_X86_64 LibreOffice_project/420$Build-2</meta:generator>
    <meta:document-statistic meta:table-count="0" meta:image-count="0" meta:object-count="0" meta:page-count="2" meta:paragraph-count="10" meta:word-count="544" meta:character-count="3347" meta:non-whitespace-character-count="2813"/>
  </office:meta>
</office:document-meta>
</file>